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5in" table:align="margins"/>
    </style:style>
    <style:style style:name="Table1.A" style:family="table-column">
      <style:table-column-properties style:column-width="7in" style:rel-column-width="27802*"/>
    </style:style>
    <style:style style:name="Table1.B" style:family="table-column">
      <style:table-column-properties style:column-width="7.0556in" style:rel-column-width="28023*"/>
    </style:style>
    <style:style style:name="Table1.C" style:family="table-column">
      <style:table-column-properties style:column-width="1.2222in" style:rel-column-width="4854*"/>
    </style:style>
    <style:style style:name="Table1.D" style:family="table-column">
      <style:table-column-properties style:column-width="1.2229in" style:rel-column-width="485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Courier New" fo:font-size="6pt" style:font-size-asian="6pt" style:font-size-complex="6pt"/>
    </style:style>
    <style:style style:name="P2" style:family="paragraph" style:parent-style-name="Table_20_Contents">
      <style:text-properties style:font-name="Courier New" fo:font-size="6pt" officeooo:paragraph-rsid="000c770b" style:font-size-asian="6pt" style:font-size-complex="6pt"/>
    </style:style>
    <style:style style:name="P3" style:family="paragraph" style:parent-style-name="Table_20_Contents">
      <style:text-properties style:font-name="Courier New" fo:font-size="6pt" officeooo:paragraph-rsid="000fc130" style:font-size-asian="6pt" style:font-size-complex="6pt"/>
    </style:style>
    <style:style style:name="P4" style:family="paragraph" style:parent-style-name="Table_20_Contents">
      <style:text-properties style:font-name="Courier New" fo:font-size="6pt" officeooo:paragraph-rsid="000c770b" style:font-size-asian="6pt" style:font-size-complex="6pt"/>
    </style:style>
    <style:style style:name="P5" style:family="paragraph" style:parent-style-name="Table_20_Contents">
      <style:text-properties style:font-name="Courier New" fo:font-size="6pt" fo:font-weight="bold" officeooo:rsid="000c770b" officeooo:paragraph-rsid="000c770b" fo:background-color="transparent" style:font-size-asian="6pt" style:font-weight-asian="bold" style:font-size-complex="6pt" style:font-weight-complex="bold"/>
    </style:style>
    <style:style style:name="P6" style:family="paragraph" style:parent-style-name="Table_20_Contents">
      <style:text-properties style:font-name="Courier New" fo:font-size="6pt" officeooo:rsid="000c770b" officeooo:paragraph-rsid="000c770b" fo:background-color="transparent" style:font-size-asian="6pt" style:font-size-complex="6pt"/>
    </style:style>
    <style:style style:name="P7" style:family="paragraph" style:parent-style-name="Table_20_Contents">
      <style:text-properties style:font-name="Courier New" fo:font-size="6pt" officeooo:rsid="0009fbd4" officeooo:paragraph-rsid="0009fbd4" fo:background-color="transparent" style:font-size-asian="6pt" style:font-size-complex="6pt"/>
    </style:style>
    <style:style style:name="P8" style:family="paragraph" style:parent-style-name="Table_20_Contents">
      <style:text-properties style:font-name="Courier New" fo:font-size="6pt" fo:background-color="transparent" style:font-size-asian="6pt" style:font-size-complex="6pt"/>
    </style:style>
    <style:style style:name="P9" style:family="paragraph" style:parent-style-name="Table_20_Contents">
      <style:text-properties style:font-name="Courier New" fo:font-size="6pt" officeooo:paragraph-rsid="000c770b" fo:background-color="transparent" style:font-size-asian="6pt" style:font-size-complex="6pt"/>
    </style:style>
    <style:style style:name="P10" style:family="paragraph" style:parent-style-name="Table_20_Contents">
      <style:text-properties style:font-name="Courier New" fo:font-size="6pt" officeooo:paragraph-rsid="000f0f39" fo:background-color="transparent" style:font-size-asian="6pt" style:font-size-complex="6pt"/>
    </style:style>
    <style:style style:name="P11" style:family="paragraph" style:parent-style-name="Table_20_Contents">
      <style:text-properties style:font-name="Courier New" fo:font-size="6pt" officeooo:paragraph-rsid="000fc130" fo:background-color="transparent" style:font-size-asian="6pt" style:font-size-complex="6pt"/>
    </style:style>
    <style:style style:name="P12" style:family="paragraph" style:parent-style-name="Table_20_Contents">
      <style:text-properties style:font-name="Courier New" fo:font-size="6pt" officeooo:paragraph-rsid="0012c3f5" fo:background-color="transparent" style:font-size-asian="6pt" style:font-size-complex="6pt"/>
    </style:style>
    <style:style style:name="T1" style:family="text">
      <style:text-properties fo:background-color="#ffa6a6" loext:char-shading-value="0"/>
    </style:style>
    <style:style style:name="T2" style:family="text">
      <style:text-properties fo:background-color="#bf819e" loext:char-shading-value="0"/>
    </style:style>
    <style:style style:name="T3" style:family="text">
      <style:text-properties officeooo:rsid="000fc130"/>
    </style:style>
    <style:style style:name="T4" style:family="text">
      <style:text-properties officeooo:rsid="00109620"/>
    </style:style>
    <style:style style:name="T5" style:family="text">
      <style:text-properties officeooo:rsid="001213de"/>
    </style:style>
    <style:style style:name="T6" style:family="text">
      <style:text-properties officeooo:rsid="0012c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MAGIC.EXE main()</text:p>
          </table:table-cell>
          <table:table-cell table:style-name="Table1.A1" office:value-type="string">
            <text:p text:style-name="P5">WIZARDS.EXE main(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"/>
            <text:p text:style-name="P8"/>
          </table:table-cell>
          <table:table-cell table:style-name="Table1.A1" office:value-type="string">
            <text:p text:style-name="P9"/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Combat_Move_Path_Fin<text:span text:style-name="T6">d</text:span></text:p>
            <text:p text:style-name="P9">{</text:p>
            <text:p text:style-name="P9"/>
          </table:table-cell>
          <table:table-cell table:style-name="Table1.A1" office:value-type="string">
            <text:p text:style-name="P10">Combat_Move_Path_Valid</text:p>
            <text:p text:style-name="P9">{</text:p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<text:s text:c="4"/>int16_t move_cost = 0;</text:p>
            <text:p text:style-name="P9"><text:s text:c="4"/>int16_t potential_path_cost = 0;</text:p>
            <text:p text:style-name="P9"><text:s text:c="4"/>int16_t max_i = 0;</text:p>
            <text:p text:style-name="P9"><text:s text:c="4"/>int16_t adjacent_path_cost = 0; <text:s/>// 1-byte, unsigned</text:p>
            <text:p text:style-name="P9"><text:s text:c="4"/>int16_t max_j = 0;</text:p>
            <text:p text:style-name="P9"><text:s text:c="4"/>int16_t itr_j = 0;</text:p>
            <text:p text:style-name="P9"><text:s text:c="4"/>int16_t itr_i = 0;</text:p>
            <text:p text:style-name="P9"><text:s text:c="4"/>int16_t current_origin = 0;</text:p>
            <text:p text:style-name="P9"><text:s text:c="4"/>int16_t unstable = 0;</text:p>
            <text:p text:style-name="P9"><text:s text:c="4"/>int16_t itr = 0;</text:p>
            <text:p text:style-name="P9"><text:s text:c="4"/>int16_t ctr = 0;</text:p>
            <text:p text:style-name="P9"><text:s text:c="4"/>int16_t itr_adjacent = 0;</text:p>
            <text:p text:style-name="P9"><text:s text:c="4"/>int16_t adjacent_idx = 0;</text:p>
            <text:p text:style-name="P9"><text:s text:c="4"/>int16_t existing_path_cost = 0; <text:s/>// DNE in Dasm</text:p>
            <text:p text:style-name="P9"><text:s text:c="4"/>int16_t new_next_cell_index = 0; <text:s/>// DNE in Dasm</text:p>
            <text:p text:style-name="P9"><text:s text:c="4"/>int16_t next_index = 0; <text:s/>// DNE in Dasm</text:p>
            <text:p text:style-name="P9"><text:s text:c="4"/>int16_t reversed_idx = 0; <text:s/>// DNE in Dasm</text:p>
            <text:p text:style-name="P9"><text:s text:c="4"/>int16_t map_idx = 0; <text:s/>// DNE in Dasm</text:p>
            <text:p text:style-name="P9"><text:s text:c="4"/>int16_t path_cgx = 0; <text:s/>// DNE in Dasm</text:p>
            <text:p text:style-name="P9"><text:s text:c="4"/>int16_t path_cgy = 0; <text:s/>// DNE in Dasm</text:p>
            <text:p text:style-name="P9"><text:s text:c="4"/>int16_t DBG_next_index_cgx = 0; <text:s/>// DNE in Dasm</text:p>
            <text:p text:style-name="P9"><text:s text:c="4"/>int16_t DBG_next_index_cgy = 0; <text:s/>// DNE in Dasm</text:p>
            <text:p text:style-name="P9"><text:s text:c="4"/>/* CLAUDE */ int16_t DBG_convergence_itr = 0; <text:s/>/* assert: pathfinder convergence guard */</text:p>
            <text:p text:style-name="P11"/>
          </table:table-cell>
          <table:table-cell table:style-name="Table1.A1" office:value-type="string">
            <text:p text:style-name="P9"><text:s text:c="4"/>int16_t move_cost = 0;</text:p>
            <text:p text:style-name="P9"><text:s text:c="4"/>int16_t potential_path_cost = 0;</text:p>
            <text:p text:style-name="P9"><text:s text:c="4"/>int16_t Tile_GetTo_Cost = 0;</text:p>
            <text:p text:style-name="P9"><text:s text:c="4"/>int16_t max_i = 0;</text:p>
            <text:p text:style-name="P9"><text:s text:c="4"/>int16_t adjacent_path_cost = 0;</text:p>
            <text:p text:style-name="P9"><text:s text:c="4"/>int16_t max_j = 0;</text:p>
            <text:p text:style-name="P9"><text:s text:c="4"/>int16_t itr_j = 0;</text:p>
            <text:p text:style-name="P9"><text:s text:c="4"/>int16_t itr_i = 0;</text:p>
            <text:p text:style-name="P9"><text:s text:c="4"/>int16_t current_origin = 0;</text:p>
            <text:p text:style-name="P9"><text:s text:c="4"/>int16_t unstable = 0;</text:p>
            <text:p text:style-name="P9"><text:s text:c="4"/>int16_t itr = 0;</text:p>
            <text:p text:style-name="P9"><text:s text:c="4"/>int16_t itr_y = 0;</text:p>
            <text:p text:style-name="P9"><text:s text:c="4"/>int16_t itr_x = 0;</text:p>
            <text:p text:style-name="P9"><text:s text:c="4"/>int16_t ctr = 0; <text:s/>// _CX_</text:p>
            <text:p text:style-name="P9"><text:s text:c="4"/>int16_t itr_adjacent = 0; <text:s/>// _DI_</text:p>
            <text:p text:style-name="P9"><text:s text:c="4"/>int16_t adjacent_idx = 0; <text:s/>// _SI_</text:p>
            <text:p text:style-name="P9"><text:s text:c="4"/>int16_t existing_path_cost = 0; <text:s/>// DNE in Dasm</text:p>
            <text:p text:style-name="P9"><text:s text:c="4"/>int16_t new_next_cell_index = 0; <text:s/>// DNE in Dasm</text:p>
            <text:p text:style-name="P11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/>
            <text:p text:style-name="P9"><text:s text:c="4"/>movement_path_grid_cell_count = 0;</text:p>
            <text:p text:style-name="P9"/>
          </table:table-cell>
          <table:table-cell table:style-name="Table1.A1" office:value-type="string">
            <text:p text:style-name="P9"/>
            <text:p text:style-name="P9"><text:s text:c="4"/>movement_path_grid_cell_count = 0;</text:p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<text:s text:c="4"/>/* 1. Bail out early if the destination is an illegal/impassable tile */</text:p>
            <text:p text:style-name="P9"><text:s text:c="4"/>if (_cmbt_movepath_cost_map[dst_idx] == INF) {</text:p>
            <text:p text:style-name="P9"><text:s text:c="8"/>return; </text:p>
            <text:p text:style-name="P9"><text:s text:c="4"/>}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2"><text:s text:c="4"/>/* predecessor array */</text:p>
            <text:p text:style-name="P12"><text:s text:c="4"/>for(itr = 0; itr &lt; COMBAT_GRID_CELL_COUNT; itr++) { _cmbt_path_data[itr] = itr; }</text:p>
            <text:p text:style-name="P12"><text:s text:c="4"/>/* distance array */</text:p>
            <text:p text:style-name="P12"><text:s text:c="4"/>for(itr = 0; itr &lt; COMBAT_GRID_CELL_COUNT; itr++) { _cmbt_mvpth_c[itr] = (uint8_t)INF; }</text:p>
            <text:p text:style-name="P9"><text:s text:c="4"/>/* Set the starting tile cost to 0, which "ignites" the flood fill */</text:p>
            <text:p text:style-name="P9"><text:s text:c="4"/>_cmbt_mvpth_c[src_idx] = 0;</text:p>
          </table:table-cell>
          <table:table-cell table:style-name="Table1.A1" office:value-type="string">
            <text:p text:style-name="P12"><text:s text:c="4"/>/* predecessor array */</text:p>
            <text:p text:style-name="P12"><text:s text:c="4"/>for(itr = 0; itr &lt; COMBAT_GRID_CELL_COUNT; itr++) { _cmbt_path_data[itr] = itr; }</text:p>
            <text:p text:style-name="P12"><text:s text:c="4"/>/* distance array */</text:p>
            <text:p text:style-name="P12"><text:s text:c="4"/>for(itr = 0; itr &lt; COMBAT_GRID_CELL_COUNT; itr++) { _cmbt_mvpth_c[itr] = (uint8_t)INF; }</text:p>
            <text:p text:style-name="P9"><text:s text:c="4"/>/* Set the starting tile cost to 0, which "ignites" the flood fill */</text:p>
            <text:p text:style-name="P9"><text:s text:c="4"/>_cmbt_mvpth_c[src_idx] = 0;</text:p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<text:s text:c="4"/>/* --- 3. THE BELLMAN-FORD RELAXATION SWEEP --- */</text:p>
            <text:p text:style-name="P9"><text:s text:c="4"/>tense = ST_TRUE;</text:p>
            <text:p text:style-name="P9"><text:s text:c="4"/>while (tense == ST_TRUE) {</text:p>
            <text:p text:style-name="P9"><text:s text:c="8"/>tense = ST_FALSE;</text:p>
            <text:p text:style-name="P9"><text:s text:c="8"/>max_j = COMBAT_GRID_CELL_WIDTH - 2; <text:s/>/* 19 */</text:p>
            <text:p text:style-name="P9"><text:s text:c="8"/>max_i = COMBAT_GRID_CELL_HEIGHT - 2; /* 20 */</text:p>
            <text:p text:style-name="P9"><text:s text:c="8"/>ctr = 0; /* 1D Array Index Counter */</text:p>
          </table:table-cell>
          <table:table-cell table:style-name="Table1.A1" office:value-type="string">
            <text:p text:style-name="P9"><text:s text:c="4"/>/* --- 3. THE BELLMAN-FORD RELAXATION SWEEP --- */</text:p>
            <text:p text:style-name="P9"><text:s text:c="4"/>tense = ST_TRUE;</text:p>
            <text:p text:style-name="P9"><text:s text:c="4"/>while (tense == ST_TRUE) {</text:p>
            <text:p text:style-name="P9"><text:s text:c="8"/>tense = ST_FALSE;</text:p>
            <text:p text:style-name="P9"><text:s text:c="8"/>max_j = COMBAT_GRID_CELL_WIDTH - 2; <text:s/>/* 19 */</text:p>
            <text:p text:style-name="P9"><text:s text:c="8"/>max_i = COMBAT_GRID_CELL_HEIGHT - 2; /* 20 */</text:p>
            <text:p text:style-name="P9"><text:s text:c="8"/>ctr = 0; /* 1D Array Index Counter */</text:p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<text:s text:c="8"/>for(itr_i = 0; itr_i &lt; max_i; itr_i++)</text:p>
            <text:p text:style-name="P8"><text:s text:c="8"/>{</text:p>
          </table:table-cell>
          <table:table-cell table:style-name="Table1.A1" office:value-type="string">
            <text:p text:style-name="P8"><text:s text:c="8"/>for(itr_i = 0; itr_i &lt; max_i; itr_i++)</text:p>
            <text:p text:style-name="P8"><text:s text:c="8"/>{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<text:s text:c="12"/>/* -- PHASE 1: Left Edge (X = 0) -- */</text:p>
            <text:p text:style-name="P8"><text:s text:c="12"/>move_cost = _cmbt_movepath_cost_map[ctr];</text:p>
            <text:p text:style-name="P8"><text:s text:c="12"/>if(move_cost != INF)</text:p>
            <text:p text:style-name="P8"><text:s text:c="12"/>{</text:p>
            <text:p text:style-name="P8"><text:s text:c="16"/>current_origin = _cmbt_path_data[ctr];</text:p>
            <text:p text:style-name="P8"><text:s text:c="16"/>for(itr_adjacent = 0; itr_adjacent &lt; 8; itr_adjacent++)</text:p>
            <text:p text:style-name="P8"><text:s text:c="16"/>{</text:p>
            <text:p text:style-name="P8"><text:s text:c="20"/>adjacent_idx = (ctr + CMB_AdjctOfs_NoWest[itr_adjacent]);</text:p>
            <text:p text:style-name="P8"><text:s text:c="20"/>if((adjacent_idx &gt;= 0) &amp;&amp; (adjacent_idx &lt; COMBAT_GRID_CELL_COUNT))</text:p>
            <text:p text:style-name="P8"><text:s text:c="20"/>{</text:p>
            <text:p text:style-name="P8"><text:s text:c="24"/>adjacent_path_cost = _cmbt_mvpth_c[adjacent_idx];</text:p>
            <text:p text:style-name="P8"><text:s text:c="24"/>if(adjacent_path_cost != INF)</text:p>
            <text:p text:style-name="P8"><text:s text:c="24"/>{</text:p>
            <text:p text:style-name="P8"><text:s text:c="28"/>potential_path_cost = adjacent_path_cost + move_cost;</text:p>
            <text:p text:style-name="P12"><text:s text:c="28"/>existing_path_cost = _cmbt_mvpth_c[ctr];</text:p>
            <text:p text:style-name="P12"><text:s text:c="28"/>if(existing_path_cost &gt; potential_path_cost)</text:p>
            <text:p text:style-name="P12"><text:s text:c="28"/>{</text:p>
            <text:p text:style-name="P8"><text:s text:c="32"/>_cmbt_path_data[ctr] = adjacent_idx;</text:p>
            <text:p text:style-name="P8"><text:s text:c="32"/>_cmbt_mvpth_c[ctr] = (uint8_t)potential_path_cost;</text:p>
            <text:p text:style-name="P12"><text:s text:c="32"/>new_next_cell_index = _cmbt_path_data[ctr];</text:p>
            <text:p text:style-name="P12"><text:s text:c="32"/>if(new_next_cell_index != current_origin)</text:p>
            <text:p text:style-name="P12"><text:s text:c="32"/>{</text:p>
            <text:p text:style-name="P8"><text:s text:c="36"/>tense = ST_TRUE;</text:p>
            <text:p text:style-name="P8"><text:s text:c="32"/>}</text:p>
            <text:p text:style-name="P8"><text:s text:c="28"/>}</text:p>
            <text:p text:style-name="P8"><text:s text:c="24"/>}</text:p>
            <text:p text:style-name="P8"><text:s text:c="20"/>}</text:p>
            <text:p text:style-name="P8"><text:s text:c="16"/>}</text:p>
            <text:p text:style-name="P8"><text:s text:c="12"/>}</text:p>
            <text:p text:style-name="P8"><text:s text:c="12"/>ctr++;</text:p>
          </table:table-cell>
          <table:table-cell table:style-name="Table1.A1" office:value-type="string">
            <text:p text:style-name="P8"><text:s text:c="12"/>/* -- PHASE 1: Left Edge (X = 0) -- */</text:p>
            <text:p text:style-name="P8"><text:s text:c="12"/>move_cost = _cmbt_movepath_cost_map[ctr];</text:p>
            <text:p text:style-name="P8"><text:s text:c="12"/>if(move_cost != INF)</text:p>
            <text:p text:style-name="P8"><text:s text:c="12"/>{</text:p>
            <text:p text:style-name="P8"><text:s text:c="16"/>current_origin = _cmbt_path_data[ctr];</text:p>
            <text:p text:style-name="P8"><text:s text:c="16"/>for(itr_adjacent = 0; itr_adjacent &lt; 8; itr_adjacent++)</text:p>
            <text:p text:style-name="P8"><text:s text:c="16"/>{</text:p>
            <text:p text:style-name="P8"><text:s text:c="20"/>adjacent_idx = (ctr + CMB_AdjctOfs_NoWest[itr_adjacent]);</text:p>
            <text:p text:style-name="P8"><text:s text:c="20"/>if((adjacent_idx &gt;= 0) &amp;&amp; (adjacent_idx &lt; COMBAT_GRID_CELL_COUNT))</text:p>
            <text:p text:style-name="P8"><text:s text:c="20"/>{</text:p>
            <text:p text:style-name="P8"><text:s text:c="24"/>adjacent_path_cost = _cmbt_mvpth_c[adjacent_idx];</text:p>
            <text:p text:style-name="P8"><text:s text:c="24"/>if(adjacent_path_cost != INF)</text:p>
            <text:p text:style-name="P8"><text:s text:c="24"/>{</text:p>
            <text:p text:style-name="P8"><text:s text:c="28"/>potential_path_cost = adjacent_path_cost + move_cost;</text:p>
            <text:p text:style-name="P8"><text:s text:c="28"/>existing_path_cost = _cmbt_mvpth_c[ctr];</text:p>
            <text:p text:style-name="P8"><text:s text:c="28"/>if(existing_path_cost &gt; potential_path_cost)</text:p>
            <text:p text:style-name="P8"><text:s text:c="28"/>{</text:p>
            <text:p text:style-name="P8"><text:s text:c="32"/>_cmbt_path_data[ctr] = adjacent_idx;</text:p>
            <text:p text:style-name="P8"><text:s text:c="32"/>_cmbt_mvpth_c[ctr] = (uint8_t)potential_path_cost;</text:p>
            <text:p text:style-name="P8"><text:s text:c="32"/>new_next_cell_index = _cmbt_path_data[ctr];</text:p>
            <text:p text:style-name="P8"><text:s text:c="32"/>if(new_next_cell_index != current_origin)</text:p>
            <text:p text:style-name="P8"><text:s text:c="32"/>{</text:p>
            <text:p text:style-name="P8"><text:s text:c="36"/>tense = ST_TRUE;</text:p>
            <text:p text:style-name="P8"><text:s text:c="32"/>}</text:p>
            <text:p text:style-name="P8"><text:s text:c="28"/>}</text:p>
            <text:p text:style-name="P8"><text:s text:c="24"/>}</text:p>
            <text:p text:style-name="P8"><text:s text:c="20"/>}</text:p>
            <text:p text:style-name="P8"><text:s text:c="16"/>}</text:p>
            <text:p text:style-name="P8"><text:s text:c="12"/>}</text:p>
            <text:p text:style-name="P8"><text:s text:c="12"/>ctr++;</text:p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03T07:18:34.462000000</meta:creation-date>
    <dc:date>2026-03-29T16:37:50.731000000</dc:date>
    <meta:editing-duration>P6DT21H24M37S</meta:editing-duration>
    <meta:editing-cycles>10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143" meta:word-count="632" meta:character-count="5877" meta:non-whitespace-character-count="3649"/>
  </office:meta>
</office:document-meta>
</file>